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P2" style:family="paragraph" style:parent-style-name="Preformatted_20_Text">
      <style:text-properties officeooo:rsid="0015cff0" officeooo:paragraph-rsid="0015cff0"/>
    </style:style>
    <style:style style:name="P3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Jack Johnson - Banana Pancakes</text:p>
      <text:p text:style-name="Preformatted_20_Text"/>
      <text:p text:style-name="Preformatted_20_Text">Key: G</text:p>
      <text:p text:style-name="Preformatted_20_Text">Capo: 3rd fret</text:p>
      <text:p text:style-name="P2">My Preferred Key: F</text:p>
      <text:p text:style-name="Preformatted_20_Text">Source: https://tabs.ultimate-guitar.com/tab/jack-johnson/banana-pancakes-chords-970463</text:p>
      <text:p text:style-name="Preformatted_20_Text"/>
      <text:p text:style-name="Preformatted_20_Text">[Intro]</text:p>
      <text:p text:style-name="Preformatted_20_Text">&lt;E7&gt;--- &lt;F#m7&gt;--- <text:s text:c="5"/>.... ....</text:p>
      <text:p text:style-name="Preformatted_20_Text">&lt;F#m7&gt;--- &lt;E7&gt;--- <text:s text:c="5"/>.... ....</text:p>
      <text:p text:style-name="Preformatted_20_Text"/>
      <text:p text:style-name="Preformatted_20_Text">&lt;E7&gt;--- &lt;F#m7&gt;--- <text:s text:c="5"/><text:span text:style-name="T1">Well</text:span>, can't you see that it's just raining?</text:p>
      <text:p text:style-name="Preformatted_20_Text">&lt;F#m7&gt;--- &lt;E7&gt;--- <text:s text:c="5"/>There ain’t no need to go outside.</text:p>
      <text:p text:style-name="Preformatted_20_Text"/>
      <text:p text:style-name="P3">&lt;E7&gt;- &lt;A7&gt;- <text:s text:c="11"/>But baby,</text:p>
      <text:p text:style-name="Preformatted_20_Text"/>
      <text:p text:style-name="Preformatted_20_Text">[Verse]</text:p>
      <text:p text:style-name="Preformatted_20_Text">&lt;E7&gt;- &lt;B7&gt;- <text:s text:c="11"/>You hardly even notice</text:p>
      <text:p text:style-name="Preformatted_20_Text">&lt;F#m7&gt;- &lt;A7&gt;- <text:s text:c="9"/>When I try to show you this</text:p>
      <text:p text:style-name="Preformatted_20_Text">&lt;E7&gt;- &lt;B7&gt;- <text:s text:c="11"/>Song, it's meant to keep you</text:p>
      <text:p text:style-name="Preformatted_20_Text">&lt;F#m7&gt;- &lt;A7&gt;- <text:s text:c="9"/>From doing what you're supposed to</text:p>
      <text:p text:style-name="Preformatted_20_Text"/>
      <text:p text:style-name="Preformatted_20_Text">&lt;E7&gt;- &lt;B7&gt;- <text:s text:c="11"/>Like waking up too early</text:p>
      <text:p text:style-name="Preformatted_20_Text">&lt;F#m7&gt;- &lt;A7&gt;- <text:s text:c="9"/>Maybe we could sleep in</text:p>
      <text:p text:style-name="Preformatted_20_Text">&lt;E7&gt;- &lt;B7&gt;- <text:s text:c="11"/>I'll make you banana pancakes</text:p>
      <text:p text:style-name="Preformatted_20_Text">&lt;F#m7&gt;- &lt;A7&gt;- <text:s text:c="9"/>Pretend like it's the weekend</text:p>
      <text:p text:style-name="Preformatted_20_Text"/>
      <text:p text:style-name="Preformatted_20_Text">[Chorus]</text:p>
      <text:p text:style-name="Preformatted_20_Text">&lt;F#m7&gt;--- <text:s text:c="13"/>now.</text:p>
      <text:p text:style-name="Preformatted_20_Text">&lt;F#m7&gt;--- &lt;E7&gt;--- <text:s text:c="5"/>And we could pretend it all the time.</text:p>
      <text:p text:style-name="Preformatted_20_Text"/>
      <text:p text:style-name="Preformatted_20_Text">&lt;E7&gt;--- &lt;F#m7&gt;--- <text:s text:c="5"/>Can't you see that it's just raining?</text:p>
      <text:p text:style-name="Preformatted_20_Text">&lt;F#m7&gt;--- &lt;E7&gt;--- <text:s text:c="5"/>There ain't no need to go outside.</text:p>
      <text:p text:style-name="Preformatted_20_Text"/>
      <text:p text:style-name="Preformatted_20_Text">&lt;E7&gt;- &lt;A7&gt;- <text:s text:c="11"/>But just maybe,</text:p>
      <text:p text:style-name="Preformatted_20_Text"/>
      <text:p text:style-name="Preformatted_20_Text">[Verse]</text:p>
      <text:p text:style-name="Preformatted_20_Text">&lt;E7&gt;- &lt;B7&gt;- <text:s text:c="11"/>Hala ka ukulele</text:p>
      <text:p text:style-name="Preformatted_20_Text">&lt;F#m7&gt;- &lt;A7&gt;- <text:s text:c="9"/>Mama made a baby</text:p>
      <text:p text:style-name="Preformatted_20_Text">&lt;E7&gt;- &lt;B7&gt;- <text:s text:c="11"/><text:span text:style-name="T3">I really don’t mind the practice</text:span></text:p>
      <text:p text:style-name="Preformatted_20_Text">&lt;F#m7&gt;- &lt;A7&gt;- <text:s text:c="9"/>'Cause you're my little lady</text:p>
      <text:p text:style-name="Preformatted_20_Text"/>
      <text:p text:style-name="Preformatted_20_Text">&lt;E7&gt;- &lt;B7&gt;- <text:s text:c="11"/>Lady, lady love me</text:p>
      <text:p text:style-name="P1">&lt;F#m7&gt;- &lt;A7&gt;- <text:s text:c="9"/>'Cause I love to lay here lazy</text:p>
      <text:p text:style-name="P1">&lt;E7&gt;- &lt;B7&gt;- <text:s text:c="11"/>We could close the curtains</text:p>
      <text:p text:style-name="Preformatted_20_Text">&lt;F#m7&gt;- &lt;A7&gt;- <text:s text:c="9"/>Pretend like there's no world</text:p>
      <text:p text:style-name="Preformatted_20_Text"/>
      <text:p text:style-name="Preformatted_20_Text">[Chorus 2]</text:p>
      <text:p text:style-name="Preformatted_20_Text">&lt;F#m7&gt;--- <text:s text:c="13"/>outside.</text:p>
      <text:p text:style-name="Preformatted_20_Text">&lt;F#m7&gt;--- &lt;E7&gt;--- <text:s text:c="5"/>And we <text:span text:style-name="T4">could</text:span> pretend it all the time.</text:p>
      <text:p text:style-name="Preformatted_20_Text"/>
      <text:p text:style-name="Preformatted_20_Text">&lt;E7&gt;--- &lt;F#m7&gt;--- <text:s text:c="5"/>And can't you see that it's just raining?</text:p>
      <text:p text:style-name="Preformatted_20_Text">&lt;F#m7&gt;--- &lt;E7&gt;--- <text:s text:c="5"/><text:span text:style-name="T2">There</text:span> ain’t no need to go outside.</text:p>
      <text:p text:style-name="Preformatted_20_Text"/>
      <text:p text:style-name="P1">&lt;E7&gt;--- &lt;F#m7&gt;--- <text:s text:c="5"/>Ain’t no need, ain’t no need.</text:p>
      <text:p text:style-name="P1">&lt;F#m7&gt;--- &lt;E7&gt;--- <text:s text:c="5"/>Mm-mmm-mm-mmm.</text:p>
      <text:p text:style-name="P1"/>
      <text:p text:style-name="P1">&lt;E7&gt;--- &lt;F#m7&gt;--- <text:s text:c="5"/>Can't you see, can't you see?</text:p>
      <text:p text:style-name="P1">&lt;F#m7&gt;--- &lt;E7&gt;--- <text:s text:c="5"/>Rain all day and I don't mind.</text:p>
      <text:p text:style-name="Preformatted_20_Text"/>
      <text:p text:style-name="Preformatted_20_Text">&lt;E7&gt;--- <text:s text:c="15"/>....</text:p>
      <text:p text:style-name="Preformatted_20_Text"/>
      <text:p text:style-name="Preformatted_20_Text">[Bridge]</text:p>
      <text:p text:style-name="Preformatted_20_Text"><text:soft-page-break/>&lt;F#m7&gt;--- &lt;F#m7&gt;--- <text:s text:c="3"/><text:span text:style-name="T2">But</text:span> the telephone singing, ringing, it's too early, don't pick it up</text:p>
      <text:p text:style-name="Preformatted_20_Text">&lt;B&gt;--- &lt;B&gt;--- <text:s text:c="9"/>We don't need to. We got everything</text:p>
      <text:p text:style-name="Preformatted_20_Text">&lt;F#m7&gt;--- &lt;F#m7&gt;--- <text:s text:c="3"/>we need right here and everything we need is enough</text:p>
      <text:p text:style-name="Preformatted_20_Text">&lt;B&gt;--- &lt;B&gt;--- <text:s text:c="9"/><text:span text:style-name="T2">Just</text:span> so easy when the</text:p>
      <text:p text:style-name="Preformatted_20_Text"/>
      <text:p text:style-name="Preformatted_20_Text">&lt;G#m&gt;--- &lt;G#m&gt;--- <text:s text:c="5"/>whole world fits inside of your arms</text:p>
      <text:p text:style-name="Preformatted_20_Text">&lt;C#m&gt;--- &lt;A&gt;--- <text:s text:c="7"/>Do we really need to pay attention to the alarm?</text:p>
      <text:p text:style-name="Preformatted_20_Text">&lt;E7&gt;--- &lt;B7&gt;--- <text:s text:c="7"/>Wake up slow, mm-mmm,</text:p>
      <text:p text:style-name="Preformatted_20_Text">&lt;E7&gt;--- &lt;E7&gt;- &lt;A7&gt;- <text:s text:c="3"/>wake up slow. <text:span text:style-name="T3">But baby</text:span></text:p>
      <text:p text:style-name="Preformatted_20_Text"/>
      <text:p text:style-name="Preformatted_20_Text">[Verse]</text:p>
      <text:p text:style-name="Preformatted_20_Text">&lt;E7&gt;- &lt;B7&gt;- <text:s text:c="11"/>You hardly even notice</text:p>
      <text:p text:style-name="Preformatted_20_Text">&lt;F#m7&gt;- &lt;A7&gt;- <text:s text:c="9"/>When I try to show you this</text:p>
      <text:p text:style-name="Preformatted_20_Text">&lt;E7&gt;- &lt;B7&gt;- <text:s text:c="11"/>Song, it's meant to keep you</text:p>
      <text:p text:style-name="Preformatted_20_Text">&lt;F#m7&gt;- &lt;A7&gt;- <text:s text:c="9"/>From doing what you're supposed to</text:p>
      <text:p text:style-name="Preformatted_20_Text"/>
      <text:p text:style-name="Preformatted_20_Text">&lt;E7&gt;- &lt;B7&gt;- <text:s text:c="11"/>Like waking up too early</text:p>
      <text:p text:style-name="Preformatted_20_Text">&lt;F#m7&gt;- &lt;A7&gt;- <text:s text:c="9"/>Maybe we could sleep in</text:p>
      <text:p text:style-name="Preformatted_20_Text">&lt;E7&gt;- &lt;B7&gt;- <text:s text:c="11"/>I'll make you banana pancakes</text:p>
      <text:p text:style-name="Preformatted_20_Text">&lt;F#m7&gt;- &lt;A7&gt;- <text:s text:c="9"/>Pretend like it's the weekend</text:p>
      <text:p text:style-name="Preformatted_20_Text"/>
      <text:p text:style-name="Preformatted_20_Text">[Last Chorus]</text:p>
      <text:p text:style-name="Preformatted_20_Text">&lt;F#m7&gt;--- <text:s text:c="13"/>now.</text:p>
      <text:p text:style-name="Preformatted_20_Text">&lt;F#m7&gt;--- &lt;E7&gt;--- <text:s text:c="5"/>And we could pretend it all the time.</text:p>
      <text:p text:style-name="Preformatted_20_Text"/>
      <text:p text:style-name="Preformatted_20_Text">&lt;E7&gt;---&lt;F#m7&gt;--- <text:s text:c="6"/>Can't you see that it's just raining?</text:p>
      <text:p text:style-name="Preformatted_20_Text">&lt;F#m7&gt;--- &lt;E7&gt;--- <text:s text:c="5"/><text:span text:style-name="T1">There</text:span> ain't no need to go outside.</text:p>
      <text:p text:style-name="Preformatted_20_Text"/>
      <text:p text:style-name="Preformatted_20_Text">&lt;E7&gt;--- &lt;F#m7&gt;--- <text:s text:c="5"/>Ain't no need, ain't no need.</text:p>
      <text:p text:style-name="P1">&lt;F#m7&gt;--- &lt;E7&gt;--- <text:s text:c="5"/>Rain all day and I really really really don't mind.</text:p>
      <text:p text:style-name="Preformatted_20_Text"/>
      <text:p text:style-name="Preformatted_20_Text">&lt;E7&gt;--- &lt;F#m7&gt;--- <text:s text:c="5"/>Can't you see, can't you see?</text:p>
      <text:p text:style-name="P1">&lt;F#m7&gt;--- <text:span text:style-name="T2">&lt;E7&gt;...</text:span> <text:s text:c="5"/>We've got to wake up slow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7T20:10:03.122253693</dc:date>
    <meta:editing-duration>PT10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469" meta:character-count="3215" meta:non-whitespace-character-count="2351"/>
  </office:meta>
</office:document-meta>
</file>